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6.001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6.001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6.001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8.789cm" style:rel-column-width="31996*"/>
    </style:style>
    <style:style style:name="Table5.B" style:family="table-column">
      <style:table-column-properties style:column-width="9.213cm" style:rel-column-width="3353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8.789cm" style:rel-column-width="31996*"/>
    </style:style>
    <style:style style:name="Table6.B" style:family="table-column">
      <style:table-column-properties style:column-width="9.213cm" style:rel-column-width="3353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8.789cm" style:rel-column-width="31996*"/>
    </style:style>
    <style:style style:name="Table7.B" style:family="table-column">
      <style:table-column-properties style:column-width="9.213cm" style:rel-column-width="3353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8.789cm" style:rel-column-width="31996*"/>
    </style:style>
    <style:style style:name="Table8.B" style:family="table-column">
      <style:table-column-properties style:column-width="9.213cm" style:rel-column-width="33539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8.002cm" table:align="margins"/>
    </style:style>
    <style:style style:name="Table9.A" style:family="table-column">
      <style:table-column-properties style:column-width="8.789cm" style:rel-column-width="31996*"/>
    </style:style>
    <style:style style:name="Table9.B" style:family="table-column">
      <style:table-column-properties style:column-width="9.213cm" style:rel-column-width="3353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002cm" table:align="margins"/>
    </style:style>
    <style:style style:name="Table10.A" style:family="table-column">
      <style:table-column-properties style:column-width="8.789cm" style:rel-column-width="31996*"/>
    </style:style>
    <style:style style:name="Table10.B" style:family="table-column">
      <style:table-column-properties style:column-width="9.213cm" style:rel-column-width="33539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002cm" table:align="margins"/>
    </style:style>
    <style:style style:name="Table11.A" style:family="table-column">
      <style:table-column-properties style:column-width="8.789cm" style:rel-column-width="31996*"/>
    </style:style>
    <style:style style:name="Table11.B" style:family="table-column">
      <style:table-column-properties style:column-width="9.213cm" style:rel-column-width="3353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8.002cm" table:align="margins"/>
    </style:style>
    <style:style style:name="Table12.A" style:family="table-column">
      <style:table-column-properties style:column-width="8.789cm" style:rel-column-width="31996*"/>
    </style:style>
    <style:style style:name="Table12.B" style:family="table-column">
      <style:table-column-properties style:column-width="9.213cm" style:rel-column-width="33539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a9733" officeooo:paragraph-rsid="000a973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a9733" officeooo:paragraph-rsid="000a9733"/>
    </style:style>
    <style:style style:name="P6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7" style:family="paragraph" style:parent-style-name="Table_20_Contents">
      <style:text-properties officeooo:rsid="000a9733" officeooo:paragraph-rsid="000a9733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officeooo:paragraph-rsid="000d7fbb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officeooo:rsid="000d7fbb" officeooo:paragraph-rsid="000d7fbb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language="sr" fo:country="BA" officeooo:rsid="000d7fbb" officeooo:paragraph-rsid="000d7fbb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7fb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e4c2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language="en" fo:country="US" officeooo:rsid="000d7fbb" officeooo:paragraph-rsid="000d7fbb"/>
    </style:style>
    <style:style style:name="P15" style:family="paragraph" style:parent-style-name="Table_20_Contents">
      <style:text-properties style:font-name="Liberation Mono" officeooo:rsid="000de4c2" officeooo:paragraph-rsid="000de4c2"/>
    </style:style>
    <style:style style:name="P16" style:family="paragraph" style:parent-style-name="Standard">
      <style:text-properties fo:language="sr" fo:country="BA" officeooo:rsid="0003b4c4" officeooo:paragraph-rsid="000de4c2"/>
    </style:style>
    <style:style style:name="P17" style:family="paragraph" style:parent-style-name="Standard">
      <style:text-properties officeooo:paragraph-rsid="000de4c2"/>
    </style:style>
    <style:style style:name="P18" style:family="paragraph" style:parent-style-name="Text_20_body">
      <style:text-properties fo:language="sr" fo:country="BA" officeooo:rsid="0003b4c4" officeooo:paragraph-rsid="0003b4c4"/>
    </style:style>
    <style:style style:name="P19" style:family="paragraph" style:parent-style-name="Text_20_body">
      <style:text-properties fo:language="sr" fo:country="BA" officeooo:rsid="000a9733" officeooo:paragraph-rsid="000a9733"/>
    </style:style>
    <style:style style:name="P20" style:family="paragraph" style:parent-style-name="Text_20_body">
      <style:text-properties fo:language="en" fo:country="US" officeooo:rsid="000d7fbb" officeooo:paragraph-rsid="000d7fbb"/>
    </style:style>
    <style:style style:name="P21" style:family="paragraph" style:parent-style-name="Text_20_body">
      <style:text-properties officeooo:paragraph-rsid="000de4c2"/>
    </style:style>
    <style:style style:name="P22" style:family="paragraph" style:parent-style-name="Standard">
      <style:text-properties fo:font-size="11pt" fo:language="sr" fo:country="BA" officeooo:rsid="0003b4c4" officeooo:paragraph-rsid="0003b4c4" style:font-size-asian="11pt"/>
    </style:style>
    <style:style style:name="P23" style:family="paragraph" style:parent-style-name="Standard">
      <style:text-properties fo:font-size="11pt" fo:language="sr" fo:country="BA" fo:font-weight="normal" officeooo:rsid="0003b4c4" officeooo:paragraph-rsid="0003b4c4" style:font-size-asian="11pt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officeooo:paragraph-rsid="0010ff80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language="sr" fo:country="BA" officeooo:rsid="0010ff80" officeooo:paragraph-rsid="0010ff80"/>
    </style:style>
    <style:style style:name="P26" style:family="paragraph" style:parent-style-name="Heading_20_1">
      <style:text-properties fo:language="sr" fo:country="BA" officeooo:rsid="0003b4c4" officeooo:paragraph-rsid="0003b4c4"/>
    </style:style>
    <style:style style:name="P27" style:family="paragraph" style:parent-style-name="Heading_20_1">
      <style:text-properties fo:language="sr" fo:country="BA" officeooo:rsid="000d7fbb" officeooo:paragraph-rsid="000d7fbb"/>
    </style:style>
    <style:style style:name="P28" style:family="paragraph" style:parent-style-name="Heading_20_1">
      <style:text-properties officeooo:rsid="0003b4c4" officeooo:paragraph-rsid="0003b4c4"/>
    </style:style>
    <style:style style:name="P29" style:family="paragraph" style:parent-style-name="Heading_20_2">
      <style:text-properties fo:language="sr" fo:country="BA" officeooo:rsid="0003b4c4" officeooo:paragraph-rsid="0003b4c4"/>
    </style:style>
    <style:style style:name="P30" style:family="paragraph" style:parent-style-name="Heading_20_2">
      <style:text-properties officeooo:paragraph-rsid="000de4c2"/>
    </style:style>
    <style:style style:name="P31" style:family="paragraph" style:parent-style-name="Text_20_body" style:list-style-name="L1">
      <style:text-properties fo:language="sr" fo:country="BA" officeooo:rsid="000a9733" officeooo:paragraph-rsid="000a9733"/>
    </style:style>
    <style:style style:name="P32" style:family="paragraph" style:parent-style-name="Text_20_body">
      <style:text-properties style:text-position="0% 100%" style:font-name="Liberation Serif1" fo:language="en" fo:country="US" officeooo:rsid="000d7fbb" officeooo:paragraph-rsid="000d7fbb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sr" fo:country="BA" officeooo:rsid="0010ff8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a9733"/>
    </style:style>
    <style:style style:name="T6" style:family="text">
      <style:text-properties officeooo:rsid="000a9733"/>
    </style:style>
    <style:style style:name="T7" style:family="text">
      <style:text-properties style:font-name="Liberation Serif1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Liberation Serif1"/>
    </style:style>
    <style:style style:name="T10" style:family="text">
      <style:text-properties style:text-position="sub 58%" style:font-name="Liberation Serif1"/>
    </style:style>
    <style:style style:name="T11" style:family="text">
      <style:text-properties officeooo:rsid="000eb6c8"/>
    </style:style>
    <style:style style:name="T12" style:family="text">
      <style:text-properties officeooo:rsid="000fd4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Задатак 005-2017-005-0<text:span text:style-name="T5">3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, Би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 такмичењ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text:span text:style-name="T6"> такмичења</text:span>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6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едни број задатка / од задатака</text:p>
          </table:table-cell>
          <table:table-cell table:style-name="Table1.B2" table:number-columns-spanned="5" office:value-type="string">
            <text:p text:style-name="P4">3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4">Тачк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7">ZAD3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ext:p text:style-name="P19">Марко је добио следећи задатак на часу математике: Дате су 3 тачке у координатном систему. Потребно је повезати те 3 тачке поштујући следећа правила:</text:p>
      <text:list xml:id="list1066958041" text:style-name="L1">
        <text:list-item>
          <text:p text:style-name="P31">Дозвољене су само хоризонталне и вертикалне линије.</text:p>
        </text:list-item>
        <text:list-item>
          <text:p text:style-name="P31">НИЈЕ дозвољено подизати оловку са папира (гдје се једна линија заврши мора почети следећа).</text:p>
        </text:list-item>
        <text:list-item>
          <text:p text:style-name="P31">Двије линије смију да садрже највише једну заједничку тачку и то тачку у којој се једна линија надовезује на другу.</text:p>
        </text:list-item>
      </text:list>
      <text:h text:style-name="Heading_20_1" text:outline-level="1"><text:span text:style-name="T2">У</text:span><text:span text:style-name="T1">лаз</text:span></text:h>
      <text:p text:style-name="P22">Уносе се редом x и y координате тачака.</text:p>
      <text:h text:style-name="P28" text:outline-level="1"><text:span text:style-name="T2">И</text:span><text:span text:style-name="T1">злаз</text:span></text:h>
      <text:p text:style-name="P23">Најмањи број линија да се повежу тачке поштујући дата правила. </text:p>
      <text:h text:style-name="P27" text:outline-level="1">Ограничења</text:h>
      <text:p text:style-name="P20">-10<text:span text:style-name="T8">9</text:span> <text:span text:style-name="T7">≤ x</text:span><text:span text:style-name="T10">i</text:span><text:span text:style-name="T7">, y</text:span><text:span text:style-name="T10">i</text:span><text:span text:style-name="T7"> ≤ 10</text:span><text:span text:style-name="T9">9 </text:span></text:p>
      <text:p text:style-name="P32"/>
      <text:p text:style-name="P32"/>
      <text:p text:style-name="P32"/>
      <text:p text:style-name="P32"/>
      <text:p text:style-name="P32"/>
      <text:h text:style-name="P27" text:outline-level="1"><text:soft-page-break/>Тестови</text:h>
      <text:h text:style-name="P29" text:outline-level="2">Основни тестови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Улаз</text:p>
          </table:table-cell>
          <table:table-cell table:style-name="Table2.A1" office:value-type="string">
            <text:p text:style-name="P12">Излаз</text:p>
          </table:table-cell>
          <table:table-cell table:style-name="Table2.C1" office:value-type="string">
            <text:p text:style-name="P12">Објашњење</text:p>
          </table:table-cell>
        </table:table-row>
        <table:table-row>
          <table:table-cell table:style-name="Table2.A2" office:value-type="string">
            <text:p text:style-name="P11">1 <text:s/><text:span text:style-name="T4">-</text:span>1</text:p>
            <text:p text:style-name="P14">1 <text:s text:c="2"/>1</text:p>
            <text:p text:style-name="P14">1 <text:s text:c="2"/>2</text:p>
          </table:table-cell>
          <table:table-cell table:style-name="Table2.A2" office:value-type="string">
            <text:p text:style-name="P10">1</text:p>
          </table:table-cell>
          <table:table-cell table:style-name="Table2.C2" office:value-type="string">
            <text:p text:style-name="P25">Погледати ПДФ фајл.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>Улаз</text:p>
          </table:table-cell>
          <table:table-cell table:style-name="Table3.A1" office:value-type="string">
            <text:p text:style-name="P12">Излаз</text:p>
          </table:table-cell>
          <table:table-cell table:style-name="Table3.C1" office:value-type="string">
            <text:p text:style-name="P12">Објашњење</text:p>
          </table:table-cell>
        </table:table-row>
        <table:table-row>
          <table:table-cell table:style-name="Table3.A2" office:value-type="string">
            <text:p text:style-name="P11"><text:span text:style-name="T4">-</text:span>1 <text:s/><text:span text:style-name="T4">-</text:span>1</text:p>
            <text:p text:style-name="P14">-1 <text:s text:c="2"/>3</text:p>
            <text:p text:style-name="P14"><text:s/>4 <text:s text:c="2"/>3</text:p>
          </table:table-cell>
          <table:table-cell table:style-name="Table3.A2" office:value-type="string">
            <text:p text:style-name="P10">2</text:p>
          </table:table-cell>
          <table:table-cell table:style-name="Table3.C2" office:value-type="string">
            <text:p text:style-name="P24"><text:span text:style-name="T3">Погледати ПДФ фајл.</text:span></text:p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Text_20_body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>Улаз</text:p>
          </table:table-cell>
          <table:table-cell table:style-name="Table4.A1" office:value-type="string">
            <text:p text:style-name="P12">Излаз</text:p>
          </table:table-cell>
          <table:table-cell table:style-name="Table4.C1" office:value-type="string">
            <text:p text:style-name="P12">Објашњење</text:p>
          </table:table-cell>
        </table:table-row>
        <table:table-row>
          <table:table-cell table:style-name="Table4.A2" office:value-type="string">
            <text:p text:style-name="P11">1 <text:s/>1</text:p>
            <text:p text:style-name="P14">2 <text:s/>3</text:p>
            <text:p text:style-name="P14">3 <text:s/>2</text:p>
          </table:table-cell>
          <table:table-cell table:style-name="Table4.A2" office:value-type="string">
            <text:p text:style-name="P10">3</text:p>
          </table:table-cell>
          <table:table-cell table:style-name="Table4.C2" office:value-type="string">
            <text:p text:style-name="P25">Погледати ПДФ фајл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0" text:outline-level="2"><text:soft-page-break/>Додатни тестови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Улаз</text:p>
          </table:table-cell>
          <table:table-cell table:style-name="Table5.B1" office:value-type="string">
            <text:p text:style-name="P12">Излаз</text:p>
          </table:table-cell>
        </table:table-row>
        <table:table-row>
          <table:table-cell table:style-name="Table5.A2" office:value-type="string">
            <text:p text:style-name="P15"><text:s text:c="2"/>87 <text:s text:c="2"/>123</text:p>
            <text:p text:style-name="P15"><text:s text:c="3"/>3 <text:s text:c="3"/>-5</text:p>
            <text:p text:style-name="P15">-128 <text:s text:c="3"/>43</text:p>
          </table:table-cell>
          <table:table-cell table:style-name="Table5.B2" office:value-type="string">
            <text:p text:style-name="P15">3</text:p>
          </table:table-cell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Улаз</text:p>
          </table:table-cell>
          <table:table-cell table:style-name="Table6.B1" office:value-type="string">
            <text:p text:style-name="P13">Излаз</text:p>
          </table:table-cell>
        </table:table-row>
        <table:table-row>
          <table:table-cell table:style-name="Table6.A2" office:value-type="string">
            <text:p text:style-name="P15">7 -21</text:p>
            <text:p text:style-name="P15">7 <text:s text:c="2"/>4</text:p>
            <text:p text:style-name="P15">7 <text:s/>11</text:p>
          </table:table-cell>
          <table:table-cell table:style-name="Table6.B2" office:value-type="string">
            <text:p text:style-name="P15">1</text:p>
          </table:table-cell>
        </table:table-row>
      </table:table>
      <text:p text:style-name="P16"/>
      <text:p text:style-name="P1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>Улаз</text:p>
          </table:table-cell>
          <table:table-cell table:style-name="Table7.B1" office:value-type="string">
            <text:p text:style-name="P13">Излаз</text:p>
          </table:table-cell>
        </table:table-row>
        <table:table-row>
          <table:table-cell table:style-name="Table7.A2" office:value-type="string">
            <text:p text:style-name="P15"><text:s text:c="6"/>-5 <text:s/>-3</text:p>
            <text:p text:style-name="P15"><text:s text:c="6"/>12 <text:s/>-3</text:p>
            <text:p text:style-name="P15">12345678 <text:s/>-3</text:p>
          </table:table-cell>
          <table:table-cell table:style-name="Table7.B2" office:value-type="string">
            <text:p text:style-name="P15">1</text:p>
          </table:table-cell>
        </table:table-row>
      </table:table>
      <text:p text:style-name="P16"/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">Улаз</text:p>
          </table:table-cell>
          <table:table-cell table:style-name="Table8.B1" office:value-type="string">
            <text:p text:style-name="P13">Излаз</text:p>
          </table:table-cell>
        </table:table-row>
        <table:table-row>
          <table:table-cell table:style-name="Table8.A2" office:value-type="string">
            <text:p text:style-name="P15"><text:s text:c="2"/>321 <text:s/>42</text:p>
            <text:p text:style-name="P15">11123 <text:s/>58</text:p>
            <text:p text:style-name="P15"><text:s text:c="2"/>321 <text:s/>-1</text:p>
          </table:table-cell>
          <table:table-cell table:style-name="Table8.B2" office:value-type="string">
            <text:p text:style-name="P15">2</text:p>
          </table:table-cell>
        </table:table-row>
      </table:table>
      <text:p text:style-name="P16"/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Улаз</text:p>
          </table:table-cell>
          <table:table-cell table:style-name="Table9.B1" office:value-type="string">
            <text:p text:style-name="P13">Излаз</text:p>
          </table:table-cell>
        </table:table-row>
        <table:table-row>
          <table:table-cell table:style-name="Table9.A2" office:value-type="string">
            <text:p text:style-name="P15"><text:s text:c="2"/>5 <text:s text:c="4"/>3</text:p>
            <text:p text:style-name="P15">-11 <text:s/>3333</text:p>
            <text:p text:style-name="P15"><text:s/>-5 <text:s/>3333</text:p>
          </table:table-cell>
          <table:table-cell table:style-name="Table9.B2" office:value-type="string">
            <text:p text:style-name="P15">2</text:p>
          </table:table-cell>
        </table:table-row>
      </table:table>
      <text:p text:style-name="P17"/>
      <text:p text:style-name="P1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3">Улаз</text:p>
          </table:table-cell>
          <table:table-cell table:style-name="Table10.B1" office:value-type="string">
            <text:p text:style-name="P13">Излаз</text:p>
          </table:table-cell>
        </table:table-row>
        <table:table-row>
          <table:table-cell table:style-name="Table10.A2" office:value-type="string">
            <text:p text:style-name="P15"><text:s/>11 <text:s/>-5</text:p>
            <text:p text:style-name="P15">-21 <text:s text:c="2"/>0</text:p>
            <text:p text:style-name="P15"><text:s/>11 <text:s text:c="2"/>6</text:p>
          </table:table-cell>
          <table:table-cell table:style-name="Table10.B2" office:value-type="string">
            <text:p text:style-name="P15">3</text:p>
          </table:table-cell>
        </table:table-row>
      </table:table>
      <text:p text:style-name="P17"/>
      <text:p text:style-name="P1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3">Улаз</text:p>
          </table:table-cell>
          <table:table-cell table:style-name="Table11.B1" office:value-type="string">
            <text:p text:style-name="P13">Излаз</text:p>
          </table:table-cell>
        </table:table-row>
        <table:table-row>
          <table:table-cell table:style-name="Table11.A2" office:value-type="string">
            <text:p text:style-name="P15">100 <text:span text:style-name="T11"><text:s/></text:span>-55</text:p>
            <text:p text:style-name="P15"><text:span text:style-name="T11"><text:s/></text:span>12 <text:span text:style-name="T11"><text:s text:c="2"/></text:span>43</text:p>
            <text:p text:style-name="P15">105 <text:span text:style-name="T11"><text:s text:c="2"/></text:span>43</text:p>
          </table:table-cell>
          <table:table-cell table:style-name="Table11.B2" office:value-type="string">
            <text:p text:style-name="P15">3</text:p>
          </table:table-cell>
        </table:table-row>
      </table:table>
      <text:p text:style-name="P17"/>
      <text:p text:style-name="P17"/>
      <text:p text:style-name="P17"/>
      <text:p text:style-name="P17"/>
      <text:p text:style-name="P17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3">Улаз</text:p>
          </table:table-cell>
          <table:table-cell table:style-name="Table12.B1" office:value-type="string">
            <text:p text:style-name="P13">Излаз</text:p>
          </table:table-cell>
        </table:table-row>
        <table:table-row>
          <table:table-cell table:style-name="Table12.A2" office:value-type="string">
            <text:p text:style-name="P15"><text:span text:style-name="T12"><text:s text:c="2"/></text:span>5 <text:s/><text:span text:style-name="T12"><text:s/></text:span>5</text:p>
            <text:p text:style-name="P15">-33 <text:span text:style-name="T12"><text:s/></text:span>25</text:p>
            <text:p text:style-name="P15">-33 <text:span text:style-name="T12"><text:s text:c="2"/></text:span>5</text:p>
          </table:table-cell>
          <table:table-cell table:style-name="Table12.B2" office:value-type="string">
            <text:p text:style-name="P15">2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4</text:page-number> од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9:19:50.122000000</dc:date>
    <meta:editing-duration>PT1H33M26S</meta:editing-duration>
    <meta:editing-cycles>15</meta:editing-cycles>
    <meta:generator>LibreOffice/5.3.4.2$Windows_X86_64 LibreOffice_project/f82d347ccc0be322489bf7da61d7e4ad13fe2ff3</meta:generator>
    <meta:initial-creator>Aleksandra Stankovic</meta:initial-creator>
    <meta:document-statistic meta:table-count="12" meta:image-count="0" meta:object-count="0" meta:page-count="4" meta:paragraph-count="110" meta:word-count="258" meta:character-count="1332" meta:non-whitespace-character-count="1101"/>
  </office:meta>
</office:document-meta>
</file>